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oooc="http://openoffice.org/2004/calc" xmlns:style="urn:oasis:names:tc:opendocument:xmlns:style:1.0" xmlns:fo="urn:oasis:names:tc:opendocument:xmlns:xsl-fo-compatible:1.0" xmlns:number="urn:oasis:names:tc:opendocument:xmlns:datastyle:1.0" xmlns:xlink="http://www.w3.org/1999/xlink">
  <office:automatic-styles>
    <style:style style:name="unsupported" style:family="table-cell">
      <style:table-cell-properties fo:background-color="#ff9696" fo:border="0.002cm solid #000000"/>
      <style:text-properties fo:font-weight="bold"/>
    </style:style>
    <style:style style:name="small-unsupported" style:family="table-cell">
      <style:table-cell-properties fo:background-color="#ff9696" fo:border="0.002cm solid #000000"/>
      <style:text-properties fo:font-size="8"/>
    </style:style>
    <style:style style:name="future_support" style:family="table-cell">
      <style:table-cell-properties fo:background-color="#ffffcc" fo:border="0.002cm solid #000000"/>
      <style:text-properties fo:font-weight="bold"/>
    </style:style>
    <style:style style:name="small-future_support" style:family="table-cell">
      <style:table-cell-properties fo:background-color="#ffffcc" fo:border="0.002cm solid #000000"/>
      <style:text-properties fo:font-size="8"/>
    </style:style>
    <style:style style:name="supported" style:family="table-cell">
      <style:table-cell-properties fo:background-color="#00ff00" fo:border="0.002cm solid #000000"/>
      <style:text-properties fo:font-weight="bold"/>
    </style:style>
    <style:style style:name="small-supported" style:family="table-cell">
      <style:table-cell-properties fo:background-color="#00ff00" fo:border="0.002cm solid #000000"/>
      <style:text-properties fo:font-size="8"/>
    </style:style>
    <style:style style:name="working" style:family="table-cell">
      <style:table-cell-properties fo:background-color="#83caff" fo:border="0.002cm solid #000000"/>
      <style:text-properties fo:font-weight="bold"/>
    </style:style>
    <style:style style:name="small-working" style:family="table-cell">
      <style:table-cell-properties fo:background-color="#83caff" fo:border="0.002cm solid #000000"/>
      <style:text-properties fo:font-size="8"/>
    </style:style>
    <style:style style:name="empty" style:family="table-cell">
      <style:table-cell-properties fo:border="0.002cm solid #000000"/>
    </style:style>
    <style:style style:name="small" style:family="table-cell">
      <style:table-cell-properties fo:border="0.002cm solid #000000"/>
      <style:text-properties fo:font-size="8"/>
    </style:style>
    <style:style style:name="table-header" style:family="table-cell">
      <style:table-cell-properties fo:background-color="#e6e6e6" fo:border="0.002cm solid #000000"/>
    </style:style>
    <style:style style:name="centered-small-table-header" style:family="table-cell">
      <style:table-cell-properties fo:background-color="#e6e6e6" fo:border="0.002cm solid #000000"/>
      <style:paragraph-properties fo:text-align="center"/>
      <style:text-properties fo:font-size="8"/>
    </style:style>
    <style:style style:name="4cm-width" style:family="table-column">
      <style:table-column-properties style:column-width="4cm"/>
    </style:style>
    <style:style style:name="4cm-hight" style:family="table-row">
      <style:table-row-properties style:row-height="4cm"/>
    </style:style>
    <style:style style:name="3cm-hight" style:family="table-row">
      <style:table-row-properties style:row-height="3cm"/>
    </style:style>
    <style:style style:name="1.5cm-hight" style:family="table-row">
      <style:table-row-properties style:row-height="1.5cm"/>
    </style:style>
    <style:style style:name="vertical" style:family="table-cell">
      <style:table-cell-properties style:rotation-angle="90" fo:border="0.002cm solid #000000"/>
    </style:style>
    <style:style style:name="square" style:family="table-column">
      <style:table-column-properties style:column-width="0.7cm"/>
    </style:style>
  </office:automatic-styles>
  <office:body>
    <office:spreadsheet>
      <table:table table:name="Integration Tests">
        <table:table-column table:style-name="square"/>
        <table:table-column table:style-name="4cm-width"/>
        <table:table-column/>
        <table:table-column table:style-name="square"/>
        <table:table-column table:style-name="square"/>
        <table:table-column table:style-name="square"/>
        <table:table-column table:style-name="square"/>
        <table:table-column table:style-name="square"/>
        <table:table-column table:style-name="square"/>
        <table:table-column table:style-name="square"/>
        <table:table-row/>
        <table:table-row>
          <table:table-cell office:value-type="string"/>
          <table:table-cell office:value-type="string" table:style-name="centered-small-table-header">
            <text:p>Support Status (colors)</text:p>
          </table:table-cell>
          <table:table-cell office:value-type="string" table:style-name="centered-small-table-header" table:number-columns-spanned="11">
            <text:p>Tests Groups (letter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"/>
          <table:table-cell office:value-type="string" table:style-name="small" table:number-columns-spann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-supported">
            <text:p>supported</text:p>
          </table:table-cell>
          <table:table-cell office:value-type="string" table:style-name="small" table:number-columns-spanned="11">
            <text:p>M = Minimal (run locally before checking in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-working">
            <text:p>working</text:p>
          </table:table-cell>
          <table:table-cell office:value-type="string" table:style-name="small" table:number-columns-spanned="11">
            <text:p>A = Acceptance (run for pull requests before going to master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-future_support">
            <text:p>future support</text:p>
          </table:table-cell>
          <table:table-cell office:value-type="string" table:style-name="small" table:number-columns-spanned="11">
            <text:p>F = Full (all integration tests run through jenkins against master after checkin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-unsupported">
            <text:p>unsupported</text:p>
          </table:table-cell>
          <table:table-cell office:value-type="string" table:style-name="small" table:number-columns-spann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/>
          <table:table-cell office:value-type="string" table:style-name="small">
            <text:p>no data</text:p>
          </table:table-cell>
          <table:table-cell office:value-type="string" table:style-name="small" table:number-columns-spann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/>
        <table:table-row>
          <table:table-cell office:value-type="string"/>
          <table:table-cell office:value-type="string" table:style-name="table-header" table:number-columns-spanned="9">
            <text:p>inspec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3cm-hight">
          <table:table-cell office:value-type="string"/>
          <table:table-cell office:value-type="string" table:style-name="empty"/>
          <table:table-cell office:value-type="string" table:style-name="vertical">
            <text:p>Target</text:p>
          </table:table-cell>
          <table:table-cell office:value-type="string" table:style-name="vertical" table:number-columns-spanned="2">
            <text:p>openSUSE_13_1</text:p>
          </table:table-cell>
          <table:table-cell/>
          <table:table-cell office:value-type="string" table:style-name="vertical" table:number-columns-spanned="2">
            <text:p>openSUSE_13_2</text:p>
          </table:table-cell>
          <table:table-cell/>
          <table:table-cell office:value-type="string" table:style-name="vertical" table:number-columns-spanned="2">
            <text:p>Tumbleweed</text:p>
          </table:table-cell>
          <table:table-cell/>
          <table:table-cell office:value-type="string" table:style-name="vertical" table:number-columns-spanned="1">
            <text:p>fedora</text:p>
          </table:table-cell>
        </table:table-row>
        <table:table-row table:style-name="1.5cm-hight"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/>
        </table:table-row>
        <table:table-row>
          <table:table-cell office:value-type="string"/>
          <table:table-cell office:value-type="string" table:style-name="empty">
            <text:p>local</text:p>
          </table:table-cell>
          <table:table-cell office:value-type="string" table:style-name="empty"/>
          <table:table-cell office:value-type="string" table:style-name="supported">
            <text:p>F</text:p>
          </table:table-cell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supported">
            <text:p>M</text:p>
          </table:table-cell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supported">
            <text:p>F</text:p>
          </table:table-cell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/>
        <table:table-row>
          <table:table-cell office:value-type="string"/>
          <table:table-cell office:value-type="string" table:style-name="table-header" table:number-columns-spanned="9">
            <text:p>buil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3cm-hight">
          <table:table-cell office:value-type="string"/>
          <table:table-cell office:value-type="string" table:style-name="empty"/>
          <table:table-cell office:value-type="string" table:style-name="vertical">
            <text:p>Target</text:p>
          </table:table-cell>
          <table:table-cell office:value-type="string" table:style-name="vertical" table:number-columns-spanned="2">
            <text:p>openSUSE_13_1</text:p>
          </table:table-cell>
          <table:table-cell/>
          <table:table-cell office:value-type="string" table:style-name="vertical" table:number-columns-spanned="2">
            <text:p>openSUSE_13_2</text:p>
          </table:table-cell>
          <table:table-cell/>
          <table:table-cell office:value-type="string" table:style-name="vertical" table:number-columns-spanned="2">
            <text:p>Tumbleweed</text:p>
          </table:table-cell>
          <table:table-cell/>
          <table:table-cell office:value-type="string" table:style-name="vertical" table:number-columns-spanned="1">
            <text:p>fedora</text:p>
          </table:table-cell>
        </table:table-row>
        <table:table-row table:style-name="1.5cm-hight"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/>
        </table:table-row>
        <table:table-row>
          <table:table-cell office:value-type="string"/>
          <table:table-cell office:value-type="string" table:style-name="empty">
            <text:p>local</text:p>
          </table:table-cell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supported"/>
          <table:table-cell office:value-type="string" table:style-name="empty"/>
          <table:table-cell office:value-type="string" table:style-name="unsupported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unsupported"/>
          <table:table-cell office:value-type="string" table:style-name="empty"/>
          <table:table-cell office:value-type="string" table:style-name="unsupported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unsupported"/>
        </table:table-row>
        <table:table-row/>
        <table:table-row>
          <table:table-cell office:value-type="string"/>
          <table:table-cell office:value-type="string" table:style-name="table-header" table:number-columns-spanned="9">
            <text:p>expor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3cm-hight">
          <table:table-cell office:value-type="string"/>
          <table:table-cell office:value-type="string" table:style-name="empty"/>
          <table:table-cell office:value-type="string" table:style-name="vertical">
            <text:p>Target</text:p>
          </table:table-cell>
          <table:table-cell office:value-type="string" table:style-name="vertical" table:number-columns-spanned="2">
            <text:p>openSUSE_13_1</text:p>
          </table:table-cell>
          <table:table-cell/>
          <table:table-cell office:value-type="string" table:style-name="vertical" table:number-columns-spanned="2">
            <text:p>openSUSE_13_2</text:p>
          </table:table-cell>
          <table:table-cell/>
          <table:table-cell office:value-type="string" table:style-name="vertical" table:number-columns-spanned="2">
            <text:p>Tumbleweed</text:p>
          </table:table-cell>
          <table:table-cell/>
          <table:table-cell office:value-type="string" table:style-name="vertical" table:number-columns-spanned="1">
            <text:p>fedora</text:p>
          </table:table-cell>
        </table:table-row>
        <table:table-row table:style-name="1.5cm-hight"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/>
        </table:table-row>
        <table:table-row>
          <table:table-cell office:value-type="string"/>
          <table:table-cell office:value-type="string" table:style-name="empty">
            <text:p>local</text:p>
          </table:table-cell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supported">
            <text:p>F</text:p>
          </table:table-cell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supported">
            <text:p>A</text:p>
          </table:table-cell>
          <table:table-cell office:value-type="string" table:style-name="empty"/>
          <table:table-cell office:value-type="string" table:style-name="working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supported">
            <text:p>F</text:p>
          </table:table-cell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unsupported"/>
          <table:table-cell office:value-type="string" table:style-name="unsupported"/>
        </table:table-row>
        <table:table-row/>
        <table:table-row>
          <table:table-cell office:value-type="string"/>
          <table:table-cell office:value-type="string" table:style-name="table-header" table:number-columns-spanned="9">
            <text:p>analyz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3cm-hight">
          <table:table-cell office:value-type="string"/>
          <table:table-cell office:value-type="string" table:style-name="empty"/>
          <table:table-cell office:value-type="string" table:style-name="vertical">
            <text:p>Target</text:p>
          </table:table-cell>
          <table:table-cell office:value-type="string" table:style-name="vertical" table:number-columns-spanned="2">
            <text:p>openSUSE_13_1</text:p>
          </table:table-cell>
          <table:table-cell/>
          <table:table-cell office:value-type="string" table:style-name="vertical" table:number-columns-spanned="2">
            <text:p>openSUSE_13_2</text:p>
          </table:table-cell>
          <table:table-cell/>
          <table:table-cell office:value-type="string" table:style-name="vertical" table:number-columns-spanned="2">
            <text:p>Tumbleweed</text:p>
          </table:table-cell>
          <table:table-cell/>
          <table:table-cell office:value-type="string" table:style-name="vertical" table:number-columns-spanned="1">
            <text:p>fedora</text:p>
          </table:table-cell>
        </table:table-row>
        <table:table-row table:style-name="1.5cm-hight"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/>
        </table:table-row>
        <table:table-row>
          <table:table-cell office:value-type="string"/>
          <table:table-cell office:value-type="string" table:style-name="empty">
            <text:p>local</text:p>
          </table:table-cell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supported">
            <text:p>A</text:p>
          </table:table-cell>
          <table:table-cell office:value-type="string" table:style-name="working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supported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working"/>
          <table:table-cell office:value-type="string" table:style-name="empty"/>
          <table:table-cell office:value-type="string" table:style-name="empty"/>
        </table:table-row>
        <table:table-row/>
        <table:table-row>
          <table:table-cell office:value-type="string"/>
          <table:table-cell office:value-type="string" table:style-name="table-header" table:number-columns-spanned="9">
            <text:p>deplo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3cm-hight">
          <table:table-cell office:value-type="string"/>
          <table:table-cell office:value-type="string" table:style-name="empty"/>
          <table:table-cell office:value-type="string" table:style-name="vertical">
            <text:p>Target</text:p>
          </table:table-cell>
          <table:table-cell office:value-type="string" table:style-name="vertical" table:number-columns-spanned="2">
            <text:p>openSUSE_13_1</text:p>
          </table:table-cell>
          <table:table-cell/>
          <table:table-cell office:value-type="string" table:style-name="vertical" table:number-columns-spanned="2">
            <text:p>openSUSE_13_2</text:p>
          </table:table-cell>
          <table:table-cell/>
          <table:table-cell office:value-type="string" table:style-name="vertical" table:number-columns-spanned="2">
            <text:p>Tumbleweed</text:p>
          </table:table-cell>
          <table:table-cell/>
          <table:table-cell office:value-type="string" table:style-name="vertical" table:number-columns-spanned="1">
            <text:p>fedora</text:p>
          </table:table-cell>
        </table:table-row>
        <table:table-row table:style-name="1.5cm-hight"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>
            <text:p>x86_64</text:p>
          </table:table-cell>
          <table:table-cell office:value-type="string" table:style-name="vertical">
            <text:p>arm</text:p>
          </table:table-cell>
          <table:table-cell office:value-type="string" table:style-name="vertical"/>
        </table:table-row>
        <table:table-row>
          <table:table-cell office:value-type="string"/>
          <table:table-cell office:value-type="string" table:style-name="empty">
            <text:p>local</text:p>
          </table:table-cell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unsupported"/>
          <table:table-cell office:value-type="string" table:style-name="unsupported"/>
          <table:table-cell office:value-type="string" table:style-name="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working"/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unsupported"/>
          <table:table-cell office:value-type="string" table:style-name="working"/>
          <table:table-cell office:value-type="string" table:style-name="unsupported"/>
          <table:table-cell office:value-type="string" table:style-name="unsupported"/>
        </table:table-row>
      </table:table>
      <table:table table:name="Unit Tests">
        <table:table-column table:style-name="square"/>
        <table:table-column table:style-name="4cm-width"/>
        <table:table-row/>
        <table:table-row>
          <table:table-cell office:value-type="string"/>
          <table:table-cell office:value-type="string" table:style-name="table-header" table:number-columns-spanned="3">
            <text:p>tested</text:p>
          </table:table-cell>
          <table:table-cell/>
          <table:table-cell/>
        </table:table-row>
        <table:table-row>
          <table:table-cell office:value-type="string"/>
          <table:table-cell office:value-type="string" table:style-name="table-header">
            <text:p>host</text:p>
          </table:table-cell>
          <table:table-cell office:value-type="string" table:style-name="table-header">
            <text:p>arch</text:p>
          </table:table-cell>
          <table:table-cell office:value-type="string" table:style-name="table-header">
            <text:p>ruby version</text:p>
          </table:table-cell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empty">
            <text:p>ruby2.0</text:p>
          </table:table-cell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empty">
            <text:p>ruby2.1</text:p>
          </table:table-cell>
        </table:table-row>
      </table:table>
      <table:table table:name="Runs On">
        <table:table-column table:style-name="square"/>
        <table:table-column table:style-name="4cm-width"/>
        <table:table-column/>
        <table:table-column table:style-name="square"/>
        <table:table-column table:style-name="square"/>
        <table:table-row/>
        <table:table-row table:style-name="4cm-hight">
          <table:table-cell office:value-type="string"/>
          <table:table-cell office:value-type="string" table:style-name="empty"/>
          <table:table-cell office:value-type="string" table:style-name="vertical">
            <text:p>Action</text:p>
          </table:table-cell>
          <table:table-cell office:value-type="string" table:style-name="vertical">
            <text:p>Package installation</text:p>
          </table:table-cell>
          <table:table-cell office:value-type="string" table:style-name="vertical">
            <text:p>General commands</text:p>
          </table:table-cell>
        </table:table-row>
        <table:table-row>
          <table:table-cell office:value-type="string"/>
          <table:table-cell office:value-type="string" table:style-name="empty">
            <text:p>Host</text:p>
          </table:table-cell>
          <table:table-cell office:value-type="string" table:style-name="empty"/>
          <table:table-cell office:value-type="string" table:style-name="empty"/>
          <table:table-cell office:value-type="string" table:style-name="empty"/>
        </table:table-row>
        <table:table-row>
          <table:table-cell office:value-type="string"/>
          <table:table-cell office:value-type="string" table:style-name="empty">
            <text:p>openSUSE_13_2</text:p>
          </table:table-cell>
          <table:table-cell office:value-type="string" table:style-name="empty">
            <text:p>x86_64</text:p>
          </table:table-cell>
          <table:table-cell office:value-type="string" table:style-name="supported">
            <text:p>F</text:p>
          </table:table-cell>
          <table:table-cell office:value-type="string" table:style-name="supported">
            <text:p>M</text:p>
          </table:table-cell>
        </table:table-row>
        <table:table-row>
          <table:table-cell office:value-type="string"/>
          <table:table-cell office:value-type="string" table:style-name="empty">
            <text:p>openSUSE_13_1</text:p>
          </table:table-cell>
          <table:table-cell office:value-type="string" table:style-name="empty">
            <text:p>x86_64</text:p>
          </table:table-cell>
          <table:table-cell office:value-type="string" table:style-name="working">
            <text:p>F</text:p>
          </table:table-cell>
          <table:table-cell office:value-type="string" table:style-name="working"/>
        </table:table-row>
        <table:table-row>
          <table:table-cell office:value-type="string"/>
          <table:table-cell office:value-type="string" table:style-name="empty">
            <text:p>Tumbleweed</text:p>
          </table:table-cell>
          <table:table-cell office:value-type="string" table:style-name="empty">
            <text:p>x86_64</text:p>
          </table:table-cell>
          <table:table-cell office:value-type="string" table:style-name="working">
            <text:p>F</text:p>
          </table:table-cell>
          <table:table-cell office:value-type="string" table:style-name="work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number="urn:oasis:names:tc:opendocument:xmlns:datastyle:1.0" xmlns:svg="urn:oasis:names:tc:opendocument:xmlns:svg-compatible:1.0" xmlns:fo="urn:oasis:names:tc:opendocument:xmlns:xsl-fo-compatible:1.0">
  <office:font-face-decls>
    <style:font-face style:name="Arial1" svg:font-family="Arial" style:font-family-generic="swiss"/>
  </office:font-face-decls>
  <office:styles>
    <style:style style:name="Default" style:family="table-cell">
      <style:table-cell-properties style:rotation-align="none"/>
      <style:text-properties style:font-name="Arial1" style:font-name-complex="Arial1"/>
    </style:style>
    <number:number-style style:name="currency-grouped">
      <number:number number:decimal-places="2" number:min-integer-digits="1" number:grouping="true"/>
    </number:number-style>
    <number:number-style style:name="integer-grouped">
      <number:number number:decimal-places="0" number:min-integer-digits="1" number:grouping="true"/>
    </number:number-style>
    <number:date-style style:name="year-to-day-long">
      <number:year number:style="long"/>
      <number:text>-</number:text>
      <number:month number:style="long"/>
      <number:text>-</number:text>
      <number:day number:style="long"/>
    </number:date-style>
  </office:styles>
</office:document-styles>
</file>